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text-properties fo:language="en" fo:country="US" officeooo:paragraph-rsid="002e7b0b"/>
    </style:style>
    <style:style style:name="P2" style:family="paragraph" style:parent-style-name="Text_20_body">
      <style:text-properties officeooo:paragraph-rsid="003d07c1"/>
    </style:style>
    <style:style style:name="P3" style:family="paragraph" style:parent-style-name="Heading_20_2">
      <style:text-properties officeooo:paragraph-rsid="00217800"/>
    </style:style>
    <style:style style:name="P4" style:family="paragraph" style:parent-style-name="Heading_20_2">
      <style:text-properties officeooo:rsid="003b6ee2" officeooo:paragraph-rsid="003b6ee2"/>
    </style:style>
    <style:style style:name="P5" style:family="paragraph" style:parent-style-name="Heading_20_3">
      <style:text-properties officeooo:rsid="0026e6d6" officeooo:paragraph-rsid="0026e6d6"/>
    </style:style>
    <style:style style:name="T1" style:family="text">
      <style:text-properties fo:language="en" fo:country="US"/>
    </style:style>
    <style:style style:name="T2" style:family="text">
      <style:text-properties fo:language="en" fo:country="US" officeooo:rsid="0024ee58"/>
    </style:style>
    <style:style style:name="T3" style:family="text">
      <style:text-properties fo:language="en" fo:country="US" officeooo:rsid="003262b8"/>
    </style:style>
    <style:style style:name="T4" style:family="text">
      <style:text-properties fo:language="en" fo:country="US" officeooo:rsid="003378d5"/>
    </style:style>
    <style:style style:name="T5" style:family="text">
      <style:text-properties fo:language="en" fo:country="US" officeooo:rsid="0035407d"/>
    </style:style>
    <style:style style:name="T6" style:family="text">
      <style:text-properties fo:language="en" fo:country="US" officeooo:rsid="003b6ee2"/>
    </style:style>
    <style:style style:name="T7" style:family="text">
      <style:text-properties fo:language="en" fo:country="US" officeooo:rsid="003d07c1"/>
    </style:style>
    <style:style style:name="T8" style:family="text">
      <style:text-properties fo:language="en" fo:country="US" fo:font-style="italic" officeooo:rsid="003d07c1" style:font-style-asian="italic" style:font-style-complex="italic"/>
    </style:style>
    <style:style style:name="T9" style:family="text">
      <style:text-properties officeooo:rsid="00217800"/>
    </style:style>
    <style:style style:name="T10" style:family="text">
      <style:text-properties officeooo:rsid="002e7b0b"/>
    </style:style>
    <style:style style:name="T11" style:family="text">
      <style:text-properties officeooo:rsid="003262b8"/>
    </style:style>
    <style:style style:name="T12" style:family="text">
      <style:text-properties officeooo:rsid="003b6e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text:span text:style-name="T12">September</text:span> 201<text:span text:style-name="T9">5</text:span> Newsletter</text:h>
      <text:p text:style-name="Text_20_body"><text:span text:style-name="T4">The</text:span><text:span text:style-name="T6">re is no significant new functionality this month because I was making major changes to the infrastructure of the site. <text:s/>When I started this project there was no standard way to access SQL databases, so I used the best method I could find, something called </text:span><text:a xlink:type="simple" xlink:href="http://pear.php.net/package/MDB2/redirected" office:target-frame-name="_blank" xlink:show="new" text:style-name="Internet_20_link" text:visited-style-name="Visited_20_Internet_20_Link">PEAR MDB2</text:a><text:span text:style-name="T6">. <text:s/>However since then a new standard method has been defined, so this month I changed about 60% of the files on the site to migrate to that new standard method, </text:span><text:a xlink:type="simple" xlink:href="http://php.net/manual/en/book.pdo.php" office:target-frame-name="_blank" xlink:show="new" text:style-name="Internet_20_link" text:visited-style-name="Visited_20_Internet_20_Link">PHP Data Object (PDO)</text:a><text:span text:style-name="T6">, which will facilitate future maintenance and make the implementation more portable.</text:span></text:p>
      <text:h text:style-name="P4" text:outline-level="2"><text:span text:style-name="T1">Resources on the Net:</text:span></text:h>
      <text:p text:style-name="P2"><text:span text:style-name="T6">When doing your research many of the older documentary sources are now available on the web, so you can do your research from anywhere without having to find rare copies in libraries or at used book-stores. <text:s/>In particular there are a large collection of historical documents gathered by the</text:span><text:span text:style-name="T1"> University of Calgary </text:span><text:span text:style-name="T6">and</text:span><text:span text:style-name="T1"> Université Laval </text:span><text:span text:style-name="T6">in both English and French </text:span><text:span text:style-name="T7">at </text:span><text:a xlink:type="simple" xlink:href="http://www.ourroots.ca/" office:target-frame-name="_blank" xlink:show="new" text:style-name="Internet_20_link" text:visited-style-name="Visited_20_Internet_20_Link">OurRoots.ca</text:a><text:span text:style-name="T6">. <text:s/></text:span></text:p>
      <text:p text:style-name="P2"><text:span text:style-name="T6">Frequently as you are using resources such as Ancestry.com you will see that a fellow researcher has posted a scanned image of a page from a book, without identifying which book </text:span><text:span text:style-name="T7">the page came from</text:span><text:span text:style-name="T6">. <text:s/>Sometimes the researcher has even forgotten what book it came from, it is just a photo-copy that he or she made in a library once upon a time. <text:s/>If that is the case then pick some relatively unique piece of text from the page and do a Google search enclosing the piece of text in quotes and then putting the word “book” after the string. <text:s/>The Google database includes the complete text of millions of books including every book in the possession of the New York Public Library, the National Library of Britain, </text:span><text:span text:style-name="T7">and many other major collections</text:span><text:span text:style-name="T6"> </text:span><text:span text:style-name="T7">scann</text:span><text:span text:style-name="T6">ed by optical character recognition (OCR). <text:s/>So the odds are that Google can tell you exactly what book the page is from. <text:s/>You may have to play around with it a bit, because OCR can be unreliable in text recognition because it does not have the knowledge of tens of thousands of words that you have in your memory, or the ability to recognize characters in uncommon fonts. <text:s/></text:span></text:p>
      <text:p text:style-name="P2"><text:span text:style-name="T6">Any book whose author has been dead for over 60 years is in the public domain in North America (potentially subject to change due to the Trans Pacific Partnership </text:span><text:span text:style-name="T7">(TPP) </text:span><text:span text:style-name="T6">negotiations), so you should be able to find a free copy on the web that you can either read there or download to your tablet or e-reader. <text:s/></text:span></text:p>
      <text:p text:style-name="P2"><text:span text:style-name="T6">For example I was doing a bit of research on Laura (Ingersoll) Secord, </text:span><text:span text:style-name="T7">because one of the Secords in my database had a family history that claimed she was a sister-in-law of the heroine. <text:s/>T</text:span><text:span text:style-name="T6">here was a lot of information on her family and her husband's because both her father, </text:span><text:span text:style-name="T7">Thomas Ingersoll </text:span><text:span text:style-name="T6">the founder of Ingersoll, Ontario, and her husband, </text:span><text:span text:style-name="T7">James Secord, were United Empire Loyalists. <text:s/>I found a book published in 1935 that had details of the genealogy of many UEL, simply by looking for text from a page of that book that had been posted on Ancestry by a researcher who had forgotten where it came from. <text:s/>The Secords, by the way were French Huguenots who founded the city of New Rochelle, New York. <text:s/>Both James Secord and Laura Ingersoll were from near New Rochelle. <text:s/>You may recall that the Protestant held city of La Rochelle is being besieged by the French Army under Cardinal Richelieu during the early events of </text:span><text:span text:style-name="T8">The Three Musketeers</text:span><text:span text:style-name="T7"> by Alexandre Dumas. <text:s/>If you would like to improve </text:span><text:soft-page-break/><text:span text:style-name="T7">your French one enjoyable way is to download a free copy of </text:span><text:span text:style-name="T8">Les Trois Mousquetaires</text:span><text:span text:style-name="T7"> from either </text:span><text:a xlink:type="simple" xlink:href="http://www.ebooksgratuits.com/" office:target-frame-name="_blank" xlink:show="new" text:style-name="Internet_20_link" text:visited-style-name="Visited_20_Internet_20_Link">ebooksgratuit.com</text:a><text:span text:style-name="T7"> or </text:span><text:a xlink:type="simple" xlink:href="http://www.gutenberg.org/" office:target-frame-name="_blank" xlink:show="new" text:style-name="Internet_20_link" text:visited-style-name="Visited_20_Internet_20_Link">gutenberg.org</text:a><text:span text:style-name="T7">.</text:span></text:p>
      <text:h text:style-name="P5" text:outline-level="3"><text:span text:style-name="T2">I</text:span><text:span text:style-name="T1">n conclusion:</text:span></text:h>
      <text:p text:style-name="Text_20_body"><text:span text:style-name="T1">As usual check out </text:span><text:span text:style-name="T5"><text:s/></text:span><text:a xlink:type="simple" xlink:href="http://www.jamescobban.net/MonthlyUpdates/Update2015_09.pdf" office:target-frame-name="_blank" xlink:show="new" text:style-name="Internet_20_link" text:visited-style-name="Visited_20_Internet_20_Link"><text:span text:style-name="T6">September</text:span></text:a><text:a xlink:type="simple" xlink:href="http://www.jamescobban.net/MonthlyUpdates/Update2015_09.pdf" office:target-frame-name="_blank" xlink:show="new" text:style-name="Internet_20_link" text:visited-style-name="Visited_20_Internet_20_Link"><text:span text:style-name="T5"> 2015 Updates to Website Functionality</text:span></text:a><text:span text:style-name="T1"> for details on the changes made to the implementation of the site during the past month, </text:span><text:span text:style-name="T4">and a list of bugs that have been fixed</text:span><text:span text:style-name="T1">.  Also check out </text:span><text:a xlink:type="simple" xlink:href="http://www.jamescobban.net/FamilyTree/showAddedIndividuals.php" text:style-name="Internet_20_link" text:visited-style-name="Visited_20_Internet_20_Link">List of Recently Added Individuals </text:a><text:span text:style-name="T1">for information on the recent growth of the tree which currently holds 86,</text:span><text:span text:style-name="T3">875</text:span><text:span text:style-name="T1"> individuals, </text:span>24,<text:span text:style-name="T11">657</text:span> families, 6<text:span text:style-name="T11">2,605</text:span> events, <text:span text:style-name="T10">and </text:span>26<text:span text:style-name="T11">7</text:span>,<text:span text:style-name="T11">954</text:span> citation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00:13:16.531257271</meta:creation-date>
    <dc:date>2015-10-09T22:35:51.404609389</dc:date>
    <meta:editing-duration>PT11H40M24S</meta:editing-duration>
    <meta:editing-cycles>18</meta:editing-cycles>
    <meta:generator>LibreOffice/4.4.2.2$Linux_X86_64 LibreOffice_project/40m0$Build-2</meta:generator>
    <meta:document-statistic meta:table-count="0" meta:image-count="0" meta:object-count="0" meta:page-count="2" meta:paragraph-count="9" meta:word-count="680" meta:character-count="3922" meta:non-whitespace-character-count="3228"/>
  </office:meta>
</office:document-meta>
</file>